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21e12f" officeooo:paragraph-rsid="0021e12f"/>
    </style:style>
    <style:style style:name="P2" style:family="paragraph" style:parent-style-name="Standard">
      <style:text-properties officeooo:rsid="0021e12f" officeooo:paragraph-rsid="0026f094"/>
    </style:style>
    <style:style style:name="P3" style:family="paragraph" style:parent-style-name="Standard">
      <style:text-properties officeooo:rsid="0021e12f" officeooo:paragraph-rsid="002a258b"/>
    </style:style>
    <style:style style:name="P4" style:family="paragraph" style:parent-style-name="Standard">
      <style:text-properties officeooo:rsid="002372e9" officeooo:paragraph-rsid="002372e9"/>
    </style:style>
    <style:style style:name="P5" style:family="paragraph" style:parent-style-name="Standard">
      <style:text-properties officeooo:rsid="0026f094" officeooo:paragraph-rsid="0026f094"/>
    </style:style>
    <style:style style:name="P6" style:family="paragraph" style:parent-style-name="Standard">
      <style:text-properties officeooo:paragraph-rsid="002a258b"/>
    </style:style>
    <style:style style:name="P7" style:family="paragraph" style:parent-style-name="Standard">
      <style:text-properties officeooo:rsid="002a258b" officeooo:paragraph-rsid="002a258b"/>
    </style:style>
    <style:style style:name="T1" style:family="text">
      <style:text-properties officeooo:rsid="00284e4a"/>
    </style:style>
    <style:style style:name="T2" style:family="text">
      <style:text-properties officeooo:rsid="002889a9"/>
    </style:style>
    <style:style style:name="T3" style:family="text">
      <style:text-properties officeooo:rsid="002a258b"/>
    </style:style>
    <style:style style:name="T4" style:family="text">
      <style:text-properties officeooo:rsid="0021e12f"/>
    </style:style>
    <style:style style:name="T5" style:family="text">
      <style:text-properties fo:font-style="italic" officeooo:rsid="002889a9" style:font-style-asian="italic" style:font-style-complex="italic"/>
    </style:style>
    <style:style style:name="T6" style:family="text">
      <style:text-properties fo:font-style="italic" officeooo:rsid="002a258b" style:font-style-asian="italic" style:font-style-complex="italic"/>
    </style:style>
    <style:style style:name="T7" style:family="text">
      <style:text-properties officeooo:rsid="002b1ee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r Cauchon Mickaël</text:p>
      <text:p text:style-name="P1">1 impasse de l’ancienne poterie</text:p>
      <text:p text:style-name="P1">14860 Bavent</text:p>
      <text:p text:style-name="P1">06.13.76.31.76</text:p>
      <text:p text:style-name="P4"><text:a xlink:type="simple" xlink:href="mailto:mickaelcauchon@orange.fr" text:style-name="Internet_20_link" text:visited-style-name="Visited_20_Internet_20_Link">mickaelcauchon@orange.fr</text:a><text:tab/><text:tab/><text:tab/><text:tab/><text:tab/><text:span text:style-name="T1">Botanic « Pépinière de Bavent »</text:span></text:p>
      <text:p text:style-name="P4"><text:tab/><text:tab/><text:tab/><text:tab/><text:tab/><text:tab/><text:tab/><text:tab/><text:span text:style-name="T1">Route de Caen</text:span></text:p>
      <text:p text:style-name="P4"><text:tab/><text:tab/><text:tab/><text:tab/><text:tab/><text:tab/><text:tab/><text:tab/><text:span text:style-name="T1">14860 bavent</text:span></text:p>
      <text:p text:style-name="P1"/>
      <text:p text:style-name="P1"/>
      <text:p text:style-name="P1"><text:tab/><text:tab/>Object : Lettre de motivation </text:p>
      <text:p text:style-name="P1"/>
      <text:p text:style-name="P2"><text:tab/></text:p>
      <text:p text:style-name="P5"><text:tab/>Madame, Monsieur</text:p>
      <text:p text:style-name="P2"/>
      <text:p text:style-name="P3"><text:tab/><text:span text:style-name="T1">Actuellement à la recherche d’un emploi suite à l’obtention du BPREA ( Brevet </text:span><text:span text:style-name="T2">Professionnel </text:span><text:span text:style-name="T1">de </text:span><text:span text:style-name="T2">R</text:span><text:span text:style-name="T1">esponsable d’</text:span><text:span text:style-name="T2">E</text:span><text:span text:style-name="T1">ntreprise Agricole ( 2020 ) spécialisation production végétale et comptabilité. </text:span><text:span text:style-name="T2">Fort d’une expérience dans la gestion de la serre Boutique/Pépinière à l’institut </text:span><text:span text:style-name="T3">L</text:span><text:span text:style-name="T2">emonier, tant dans l’aspect </text:span><text:span text:style-name="T3">gestion et </text:span><text:span text:style-name="T2">entretien de la serre de production </text:span><text:span text:style-name="T3">(</text:span><text:span text:style-name="T2"> </text:span><text:span text:style-name="T5">bouturage, rempotage, arrosage</text:span><text:span text:style-name="T3">),</text:span><text:span text:style-name="T2"> que de la mise en place </text:span><text:span text:style-name="T7">de la </text:span><text:span text:style-name="T2">boutique, </text:span><text:span text:style-name="T3">(</text:span><text:span text:style-name="T5">accueil/</text:span><text:span text:style-name="T6">conseil </text:span><text:span text:style-name="T5">des clients encaissement, </text:span><text:span text:style-name="T6"><text:s/>...</text:span><text:span text:style-name="T3">) et du suivie administratif.</text:span></text:p>
      <text:p text:style-name="P3"><text:span text:style-name="T3"><text:tab/>C</text:span><text:span text:style-name="T2">e métier me plait en tout points car il se trouve entre la production et la commercialisation, proche des plantes et des client</text:span><text:span text:style-name="T7">s</text:span><text:span text:style-name="T2">. </text:span><text:span text:style-name="T3">C</text:span><text:span text:style-name="T2">’est pour cela que je souhaite mettre mes compétences au service de votre entreprise «  </text:span><text:span text:style-name="T3">BOTANIC</text:span><text:span text:style-name="T2"> »</text:span></text:p>
      <text:p text:style-name="P2"/>
      <text:p text:style-name="P2"><text:tab/><text:span text:style-name="T2">De nature très diplomate, habilité à conseiller les clients, très rigoureux dans ma démarche, volontaire, motivé et surtout passionné par le domaine végétal, j’aime travaillé en équipe et en toute autonomie afin d’assuré une bonne ambiance de travail. </text:span></text:p>
      <text:p text:style-name="P2"/>
      <text:p text:style-name="P6"><text:span text:style-name="T4"><text:tab/></text:span><text:span text:style-name="T3">Je reste à votre disposition pour un entretien </text:span>où <text:span text:style-name="T3">vous pourrez juger de ma motivation de réussir dans cette voix</text:span></text:p>
      <text:p text:style-name="P7"><text:s/></text:p>
      <text:p text:style-name="P1"><text:tab/><text:span text:style-name="T3">Dans l’attente de votre réponse, veuillez agréer Madame, Monsieur l’expression de mes salutations distinguées</text:span></text:p>
      <text:p text:style-name="P1"/>
      <text:p text:style-name="P1"/>
      <text:p text:style-name="P1"/>
      <text:p text:style-name="P1"><text:tab/><text:tab/><text:tab/><text:tab/><text:tab/><text:tab/><text:tab/><text:tab/>Le <text:span text:style-name="T3">07</text:span>/02/2021</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1-02-07T12:34:14.001132854</meta:creation-date>
    <meta:generator>LibreOffice/6.4.4.2$MacOSX_X86_64 LibreOffice_project/3d775be2011f3886db32dfd395a6a6d1ca2630ff</meta:generator>
    <dc:date>2022-08-13T04:11:36.765040761</dc:date>
    <meta:editing-duration>PT9H52M34S</meta:editing-duration>
    <meta:editing-cycles>3</meta:editing-cycles>
    <meta:document-statistic meta:table-count="0" meta:image-count="0" meta:object-count="0" meta:page-count="1" meta:paragraph-count="17" meta:word-count="216" meta:character-count="1454" meta:non-whitespace-character-count="1211"/>
  </office:meta>
</office:document-meta>
</file>